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9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5" style:family="table-cell" style:parent-style-name="Default" style:data-style-name="N10111">
      <style:table-cell-properties fo:border="0.06pt solid #000000"/>
    </style:style>
    <style:style style:name="ce6" style:family="table-cell" style:parent-style-name="Default" style:data-style-name="N10111"/>
    <style:style style:name="ce7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8" style:family="table-cell" style:parent-style-name="Default" style:data-style-name="N10111">
      <style:table-cell-properties style:diagonal-bl-tr="0.31pt solid #000000" fo:border="0.06pt solid #000000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試算表" table:style-name="ta1">
        <table:table-column table:style-name="co1" table:default-cell-style-name="ce3"/>
        <table:table-column table:style-name="co2" table:number-columns-repeated="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試算表</text:p>
          </table:table-cell>
          <table:covered-table-cell table:number-columns-repeated="6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勘定科目</text:p>
          </table:table-cell>
          <table:table-cell table:style-name="ce4" office:value-type="string" calcext:value-type="string" table:number-columns-spanned="2" table:number-rows-spanned="1">
            <text:p>期首残高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中取引</text:p>
          </table:table-cell>
          <table:covered-table-cell table:style-name="ce3"/>
          <table:table-cell table:style-name="ce4" office:value-type="string" calcext:value-type="string" table:number-columns-spanned="2" table:number-rows-spanned="1">
            <text:p>期末残高</text:p>
          </table:table-cell>
          <table:covered-table-cell table:style-name="ce3"/>
        </table:table-row>
        <table:table-row table:style-name="ro1">
          <table:covered-table-cell/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  <table:table-cell table:style-name="ce3" office:value-type="string" calcext:value-type="string">
            <text:p>借方</text:p>
          </table:table-cell>
          <table:table-cell table:style-name="ce3" office:value-type="string" calcext:value-type="string">
            <text:p>貸方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定期預金</text:p>
          </table:table-cell>
          <table:table-cell table:number-columns-repeated="2"/>
          <table:table-cell office:value-type="float" office:value="1159" calcext:value-type="float">
            <text:p>1,159</text:p>
          </table:table-cell>
          <table:table-cell/>
          <table:table-cell office:value-type="float" office:value="-841" calcext:value-type="float">
            <text:p>-841</text:p>
          </table:table-cell>
          <table:table-cell/>
        </table:table-row>
        <table:table-row table:style-name="ro1">
          <table:table-cell office:value-type="string" calcext:value-type="string">
            <text:p>その他の預金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string" calcext:value-type="string">
            <text:p>受取手形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有価証券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事業主借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2"/>
          <table:table-cell table:number-columns-repeated="2" office:value-type="float" office:value="4329" calcext:value-type="float">
            <text:p>4,329</text:p>
          </table:table-cell>
          <table:table-cell table:number-columns-repeated="2" office:value-type="float" office:value="277" calcext:value-type="float">
            <text:p>277</text:p>
          </table:table-cell>
        </table:table-row>
      </table:table>
      <table:table table:name="損益計算書" table:style-name="ta1">
        <table:table-column table:style-name="co3" table:number-columns-repeated="3" table:default-cell-style-name="ce3"/>
        <table:table-column table:style-name="co3" table:default-cell-style-name="ce5"/>
        <table:table-row table:style-name="ro1">
          <table:table-cell table:style-name="Default" office:value-type="string" calcext:value-type="string" table:number-columns-spanned="4" table:number-rows-spanned="1">
            <text:p>損益計算書</text:p>
          </table:table-cell>
          <table:covered-table-cell table:number-columns-repeated="2" table:style-name="Default"/>
          <table:covered-table-cell table:style-name="ce6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2"/>
          <table:table-cell table:style-name="ce6"/>
        </table:table-row>
        <table:table-row table:style-name="ro1">
          <table:table-cell office:value-type="string" calcext:value-type="string" table:number-columns-spanned="3" table:number-rows-spanned="1">
            <text:p>科目</text:p>
          </table:table-cell>
          <table:covered-table-cell table:number-columns-repeated="2"/>
          <table:table-cell office:value-type="string" calcext:value-type="string">
            <text:p>金額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売上(収入)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売上原価</text:p>
          </table:table-cell>
          <table:table-cell office:value-type="string" calcext:value-type="string" table:number-columns-spanned="2" table:number-rows-spanned="1">
            <text:p>期首商品棚卸高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仕入金額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小計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期末商品棚卸高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差引原価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計</text:p>
          </table:table-cell>
          <table:covered-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差引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各種引当金・準備金等</text:p>
          </table:table-cell>
          <table:table-cell office:value-type="string" calcext:value-type="string" table:number-columns-spanned="1" table:number-rows-spanned="2">
            <text:p>繰戻額等</text:p>
          </table:table-cell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繰入額等</text:p>
          </table:table-cell>
          <table:table-cell office:value-type="string" calcext:value-type="string">
            <text:p>専従者給与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貸倒引当金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計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青色申告特別控除前の所得金額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賃借対照表" table:style-name="ta1">
        <table:table-column table:style-name="co4" table:default-cell-style-name="ce3"/>
        <table:table-column table:style-name="co5" table:number-columns-repeated="2" table:default-cell-style-name="ce5"/>
        <table:table-column table:style-name="co4" table:default-cell-style-name="ce3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 table:number-columns-spanned="6" table:number-rows-spanned="1">
            <text:p>賃借対照表</text:p>
          </table:table-cell>
          <table:covered-table-cell table:number-columns-repeated="5" table:style-name="Default"/>
        </table:table-row>
        <table:table-row table:style-name="ro1">
          <table:table-cell table:style-name="Default" office:value-type="string" calcext:value-type="string">
            <text:p>自: 2018-01-01 至: 2018-12-31</text:p>
          </table:table-cell>
          <table:table-cell table:style-name="Default" table:number-columns-repeated="4"/>
          <table:table-cell table:style-name="ce9" office:value-type="string" calcext:value-type="string">
            <text:p>(2018-11-23現在)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資産の部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負債・資本の部</text:p>
          </table:table-cell>
          <table:covered-table-cell table:number-columns-repeated="2" table:style-name="ce3"/>
        </table:table-row>
        <table:table-row table:style-name="ro1"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  <table:table-cell office:value-type="string" calcext:value-type="string">
            <text:p>科目</text:p>
          </table:table-cell>
          <table:table-cell table:style-name="ce7" office:value-type="string" calcext:value-type="string">
            <text:p>1月1日(期首)</text:p>
          </table:table-cell>
          <table:table-cell table:style-name="ce7" office:value-type="string" calcext:value-type="string">
            <text:p>12月31日(期末)</text:p>
          </table:table-cell>
        </table:table-row>
        <table:table-row table:style-name="ro1">
          <table:table-cell office:value-type="string" calcext:value-type="string">
            <text:p>現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当座預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定期預金</text:p>
          </table:table-cell>
          <table:table-cell/>
          <table:table-cell office:value-type="float" office:value="-841" calcext:value-type="float">
            <text:p>-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の他の預金</text:p>
          </table:table-cell>
          <table:table-cell/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受取手形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有価証券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事業主借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元入金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事業主貸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所得金額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合計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0111P0" style:volatile="true" number:language="ja" number:country="JP">
      <number:number number:decimal-places="0" loext:min-decimal-places="0" number:min-integer-digits="1" number:grouping="true"/>
    </number:number-style>
    <number:number-style style:name="N1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20:22:55.166221486</dc:date>
    <meta:editing-duration>PT2S</meta:editing-duration>
    <meta:editing-cycles>1</meta:editing-cycles>
    <meta:document-statistic meta:table-count="3" meta:cell-count="113" meta:object-count="0"/>
    <meta:generator>LibreOffice/5.4.1.2$Linux_x86 LibreOffice_project/ea7cb86e6eeb2bf3a5af73a8f7777ac570321527</meta:generator>
  </office:meta>
</office:document-meta>
</file>